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9000003CC342B0B25.png" manifest:media-type="image/png"/>
  <manifest:file-entry manifest:full-path="Pictures/10000000000003510000044B57AAF25C.png" manifest:media-type="image/png"/>
  <manifest:file-entry manifest:full-path="Pictures/100000000000020000000180B9B787EE.png" manifest:media-type="image/png"/>
  <manifest:file-entry manifest:full-path="Pictures/10000000000004230000031B54C15D85.png" manifest:media-type="image/png"/>
  <manifest:file-entry manifest:full-path="Pictures/1000000000000237000001C38618AECB.png" manifest:media-type="image/png"/>
  <manifest:file-entry manifest:full-path="Pictures/10000000000004000000030070AB26D7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005cm"/>
    </style:style>
    <style:style style:name="pr2" style:family="presentation" style:parent-style-name="Default-subtitle">
      <style:graphic-properties draw:fill-color="#ffffff" draw:auto-grow-height="true" fo:min-height="11.8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fill-color="#ffffff" fo:min-height="15.373cm"/>
    </style:style>
    <style:style style:name="P1" style:family="paragraph">
      <style:text-properties fo:font-size="27.3999996185303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299cm" svg:height="3.005cm" svg:x="1.35cm" svg:y="0.717cm" presentation:class="title" presentation:placeholder="true">
          <draw:text-box/>
        </draw:frame>
        <draw:frame presentation:style-name="pr2" draw:text-style-name="P1" draw:layer="layout" svg:width="24.299cm" svg:height="11.879cm" svg:x="1.35cm" svg:y="4.212cm" presentation:class="subtitle" presentation:placeholder="true">
          <draw:text-box/>
        </draw:frame>
        <draw:frame draw:style-name="gr1" draw:text-style-name="P2" draw:layer="layout" svg:width="27cm" svg:height="18cm" svg:x="0cm" svg:y="0cm">
          <draw:image xlink:href="Pictures/10000000000004230000031B54C15D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27cm" svg:height="18cm" svg:x="0cm" svg:y="0cm">
          <draw:image xlink:href="Pictures/100000000000020000000180B9B787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5" draw:text-style-name="P1" draw:layer="layout" svg:width="24.299cm" svg:height="15.373cm" svg:x="1.35cm" svg:y="0.717cm">
          <draw:text-box>
            <text:p text:style-name="P1"><text:span text:style-name="T1"/></text:p>
            <text:p text:style-name="P1"><text:span text:style-name="T2"/></text:p>
            <text:p text:style-name="P1"><text:span text:style-name="T3"/></text:p>
          </draw:text-box>
        </draw:frame>
        <draw:frame draw:style-name="gr1" draw:text-style-name="P2" draw:layer="layout" svg:width="17.88cm" svg:height="17.782cm" svg:x="4.409cm" svg:y="0cm">
          <draw:image xlink:href="Pictures/10000000000003510000044B57AAF25C.png" xlink:type="simple" xlink:show="embed" xlink:actuate="onLoad">
            <text:p/>
          </draw:image>
        </draw:frame>
        <draw:frame draw:style-name="gr1" draw:text-style-name="P2" draw:layer="layout" svg:width="28.057cm" svg:height="21cm" svg:x="0.001cm" svg:y="0cm">
          <draw:image xlink:href="Pictures/10000000000004000000030070AB26D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2" draw:layer="layout" svg:width="16.41cm" svg:height="17.957cm" svg:x="5.388cm" svg:y="0.042cm">
          <draw:image xlink:href="Pictures/1000000000000309000003CC342B0B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30.734cm" svg:height="21.082cm" svg:x="-2.54cm" svg:y="0cm">
          <draw:image xlink:href="Pictures/1000000000000237000001C38618AE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'Liberation Sans'" style:font-family-generic="roman" style:font-pitch="variable" fo:font-size="27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7.7000007629395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g Ford</meta:initial-creator>
    <meta:creation-date>2012-09-13T19:30:56</meta:creation-date>
    <meta:editing-duration>PT9M39S</meta:editing-duration>
    <meta:editing-cycles>2</meta:editing-cycles>
    <dc:date>2012-09-13T21:01:28</dc:date>
    <dc:creator>Meg Ford</dc:creator>
    <meta:document-statistic meta:object-count="40"/>
    <meta:generator>LibreOffice/3.4$Linux LibreOffice_project/340m1$Build-602</meta:generator>
  </office:meta>
</office:document-meta>
</file>